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, pozostań,</text:span><text:span text:style-name="T1"><text:line-break/></text:span><text:span text:style-name="T1">ma się ku wieczorowi,</text:span><text:span text:style-name="T1"><text:line-break/></text:span><text:span text:style-name="T1">dzień się już nachyl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11:56</meta:creation-date>
    <dc:creator>Rafał Talacha</dc:creator>
    <dc:date>2009-01-27T14:14:39</dc:date>
    <dc:language>pl-PL</dc:language>
    <meta:editing-cycles>3</meta:editing-cycles>
    <meta:editing-duration>PT4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